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Query10ExpressionCompilerImpl.getVariableDeclaredName( String variable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QueryDeclaration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10ExpressionCompilerImpl.getVariablePartName( String variable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Query10ExpressionCompilerImpl.getVariable( List &lt; OScope . Variable &gt; variables , String variab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Query10ExpressionCompilerImpl.XQuery10ExpressionCompilerImpl( String bpel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Query10ExpressionCompilerImpl.getVariableNames( String xque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Query10ExpressionCompilerImpl.compileLValu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Declarations.declareDefaultElement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Query10ExpressionCompilerImpl.getNameQName( String variab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Query10ExpressionCompilerImpl.getQName( NSContext nsContext , String uri , String local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QueryDeclarations.XQuery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Query10ExpressionCompilerImpl.getPrefixForUri( NSContext nsContext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Query10ExpressionCompiler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10ExpressionCompilerImpl.getTypeQName( String variableName , OVarType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Query10ExpressionCompilerImpl.compil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10ExpressionCompilerImpl.doJaxpCompile( OXQuery10ExpressionBPEL20 out , Expression sourc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XQueryDeclarations.declareNamespace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QueryDeclarations.declareVariable( String 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QueryDeclarations.declare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Query10ExpressionCompilerImpl.compileJoinCondition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10ExpressionCompilerImpl._compile( org . apache . ode . bpel . compiler . bom . Expression xquery , boolean isJoin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QueryDeclarations.declareVariable( String name ,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10ExpressionCompilerImpl.setCompilerContext( CompilerContext compil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